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宋体1" svg:font-family="宋体" style:font-family-generic="system" style:font-pitch="variable"/>
    <style:font-face style:name="微软雅黑1" svg:font-family="微软雅黑" style:font-family-generic="system" style:font-pitch="variable"/>
  </office:font-face-decls>
  <office:automatic-styles>
    <style:style style:name="表格1" style:family="table">
      <style:table-properties style:width="15.032cm" fo:margin-left="-0.191cm" fo:margin-top="0cm" fo:margin-bottom="0cm" table:align="left" style:writing-mode="lr-tb"/>
    </style:style>
    <style:style style:name="表格1.A" style:family="table-column">
      <style:table-column-properties style:column-width="5.009cm"/>
    </style:style>
    <style:style style:name="表格1.B" style:family="table-column">
      <style:table-column-properties style:column-width="5.008cm"/>
    </style:style>
    <style:style style:name="表格1.C" style:family="table-column">
      <style:table-column-properties style:column-width="5.015cm"/>
    </style:style>
    <style:style style:name="表格1.1" style:family="table-row">
      <style:table-row-properties style:keep-together="true" fo:keep-together="auto"/>
    </style:style>
    <style:style style:name="表格1.A1" style:family="table-cell">
      <style:table-cell-properties fo:padding-left="0.191cm" fo:padding-right="0.191cm" fo:padding-top="0cm" fo:padding-bottom="0cm" fo:border="0.018cm solid #00000a"/>
    </style:style>
    <style:style style:name="表格2" style:family="table">
      <style:table-properties style:width="15.032cm" fo:margin-left="-0.191cm" fo:margin-top="0cm" fo:margin-bottom="0cm" table:align="left" style:writing-mode="lr-tb"/>
    </style:style>
    <style:style style:name="表格2.A" style:family="table-column">
      <style:table-column-properties style:column-width="5.009cm"/>
    </style:style>
    <style:style style:name="表格2.B" style:family="table-column">
      <style:table-column-properties style:column-width="5.008cm"/>
    </style:style>
    <style:style style:name="表格2.C" style:family="table-column">
      <style:table-column-properties style:column-width="5.015cm"/>
    </style:style>
    <style:style style:name="表格2.1" style:family="table-row">
      <style:table-row-properties style:keep-together="true" fo:keep-together="auto"/>
    </style:style>
    <style:style style:name="表格2.A1" style:family="table-cell">
      <style:table-cell-properties fo:padding-left="0.191cm" fo:padding-right="0.191cm" fo:padding-top="0cm" fo:padding-bottom="0cm" fo:border="0.018cm solid #00000a"/>
    </style:style>
    <style:style style:name="表格2.A14"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WPSOffice手动目录_20_1">
      <style:paragraph-properties>
        <style:tab-stops>
          <style:tab-stop style:position="14.651cm" style:type="right" style:leader-style="dotted" style:leader-text="."/>
        </style:tab-stops>
      </style:paragraph-properties>
    </style:style>
    <style:style style:name="P2" style:family="paragraph" style:parent-style-name="WPSOffice手动目录_20_2">
      <style:paragraph-properties>
        <style:tab-stops>
          <style:tab-stop style:position="14.651cm" style:type="right" style:leader-style="dotted" style:leader-text="."/>
        </style:tab-stops>
      </style:paragraph-properties>
    </style:style>
    <style:style style:name="P3" style:family="paragraph" style:parent-style-name="WPSOffice手动目录_20_3">
      <style:paragraph-properties>
        <style:tab-stops>
          <style:tab-stop style:position="14.651cm" style:type="right" style:leader-style="dotted" style:leader-text="."/>
        </style:tab-stops>
      </style:paragraph-properties>
    </style:style>
    <style:style style:name="P4" style:family="paragraph" style:parent-style-name="Standard">
      <style:text-properties style:font-name="微软雅黑" fo:font-size="14pt" fo:language="en" fo:country="US" style:font-name-asian="微软雅黑1" style:font-size-asian="14pt" style:language-asian="zh" style:country-asian="CN" style:font-name-complex="微软雅黑1" style:font-size-complex="14pt"/>
    </style:style>
    <style:style style:name="P5" style:family="paragraph" style:parent-style-name="Standard" style:list-style-name="">
      <style:text-properties style:font-name="微软雅黑" fo:font-size="14pt" fo:language="en" fo:country="US" style:font-name-asian="微软雅黑1" style:font-size-asian="14pt" style:language-asian="zh" style:country-asian="CN" style:font-name-complex="微软雅黑1" style:font-size-complex="14pt"/>
    </style:style>
    <style:style style:name="P6" style:family="paragraph" style:parent-style-name="Standard" style:list-style-name="WWNum1"/>
    <style:style style:name="P7" style:family="paragraph" style:parent-style-name="Standard" style:list-style-name=""/>
    <style:style style:name="P8" style:family="paragraph" style:parent-style-name="Standard" style:list-style-name="">
      <style:paragraph-properties fo:text-align="justify" style:justify-single-word="false" fo:orphans="0" fo:widows="0"/>
      <style:text-properties style:text-position="0% 100%" style:font-name="微软雅黑" fo:font-size="14pt" fo:language="en" fo:country="US" fo:background-color="#ff0000" style:font-name-asian="微软雅黑1" style:font-size-asian="14pt" style:language-asian="zh" style:country-asian="CN" style:font-name-complex="微软雅黑1" style:font-size-complex="14pt"/>
    </style:style>
    <style:style style:name="P9" style:family="paragraph" style:parent-style-name="Standard" style:list-style-name="">
      <style:paragraph-properties fo:text-align="justify" style:justify-single-word="false" fo:orphans="0" fo:widows="0"/>
    </style:style>
    <style:style style:name="P10" style:family="paragraph" style:parent-style-name="Standard" style:list-style-name="">
      <style:paragraph-properties fo:margin-left="0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11" style:family="paragraph" style:parent-style-name="Standard" style:master-page-name="Standard">
      <style:paragraph-properties fo:margin-left="4.445cm" fo:margin-right="0cm" fo:text-indent="0.741cm" style:auto-text-indent="false" style:page-number="auto"/>
    </style:style>
    <style:style style:name="P12" style:family="paragraph" style:parent-style-name="Standard">
      <style:paragraph-properties fo:margin-left="0cm" fo:margin-right="0cm" fo:margin-top="0cm" fo:margin-bottom="0cm" fo:line-height="100%" fo:text-align="center" style:justify-single-word="false" fo:text-indent="0cm" style:auto-text-indent="false"/>
    </style:style>
    <style:style style:name="P13" style:family="paragraph" style:parent-style-name="Standard" style:list-style-name="WWNum1">
      <style:paragraph-properties fo:margin-left="1.482cm" fo:margin-right="0cm" fo:text-indent="-0.741cm" style:auto-text-indent="false"/>
    </style:style>
    <style:style style:name="P14" style:family="paragraph" style:parent-style-name="Standard" style:list-style-name="WWNum1">
      <style:paragraph-properties fo:margin-left="1.482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15" style:family="paragraph" style:parent-style-name="Standard" style:list-style-name="">
      <style:paragraph-properties fo:margin-left="2.223cm" fo:margin-right="0cm" fo:text-indent="0cm" style:auto-text-indent="false"/>
    </style:style>
    <style:style style:name="P16" style:family="paragraph" style:parent-style-name="Standard" style:list-style-name="WWNum1">
      <style:paragraph-properties fo:margin-left="2.223cm" fo:margin-right="0cm" fo:text-indent="-0.741cm" style:auto-text-indent="false"/>
    </style:style>
    <style:style style:name="P17" style:family="paragraph" style:parent-style-name="Standard" style:list-style-name="WWNum1">
      <style:paragraph-properties fo:margin-left="2.223cm" fo:margin-right="0cm" fo:text-indent="-0.741cm" style:auto-text-indent="false">
        <style:tab-stops/>
      </style:paragraph-properties>
    </style:style>
    <style:style style:name="P18" style:family="paragraph" style:parent-style-name="Standard" style:list-style-name="">
      <style:paragraph-properties fo:margin-left="1.482cm" fo:margin-right="0cm" fo:text-indent="0cm" style:auto-text-indent="false"/>
    </style:style>
    <style:style style:name="P19" style:family="paragraph" style:parent-style-name="Standard" style:list-style-name="">
      <style:paragraph-properties fo:margin-left="1.482cm" fo:margin-right="0cm" fo:text-indent="0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0" style:family="paragraph" style:parent-style-name="Standard" style:list-style-name="">
      <style:paragraph-properties fo:margin-left="1.482cm" fo:margin-right="0cm" fo:text-indent="0cm" style:auto-text-indent="false"/>
      <style:text-properties style:font-name="微软雅黑" fo:font-size="14pt" fo:language="en" fo:country="US" fo:background-color="#ff0000" style:font-name-asian="微软雅黑1" style:font-size-asian="14pt" style:language-asian="zh" style:country-asian="CN" style:font-name-complex="微软雅黑1" style:font-size-complex="14pt"/>
    </style:style>
    <style:style style:name="P21" style:family="paragraph" style:parent-style-name="Standard" style:list-style-name="">
      <style:paragraph-properties fo:margin-left="2.223cm" fo:margin-right="0cm" fo:text-indent="0.741cm" style:auto-text-indent="false"/>
    </style:style>
    <style:style style:name="P22" style:family="paragraph" style:parent-style-name="Standard" style:list-style-name="">
      <style:paragraph-properties fo:margin-left="2.223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3" style:family="paragraph" style:parent-style-name="Standard" style:list-style-name="">
      <style:paragraph-properties fo:margin-left="2.963cm" fo:margin-right="0cm" fo:text-indent="0.741cm" style:auto-text-indent="false"/>
    </style:style>
    <style:style style:name="P24" style:family="paragraph" style:parent-style-name="Standard" style:list-style-name="">
      <style:paragraph-properties fo:margin-left="2.963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5" style:family="paragraph" style:parent-style-name="Standard" style:list-style-name="">
      <style:paragraph-properties fo:margin-left="1.482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6" style:family="paragraph" style:parent-style-name="Standard" style:list-style-name="">
      <style:paragraph-properties fo:margin-left="0.741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7" style:family="paragraph" style:parent-style-name="Standard" style:list-style-name="">
      <style:paragraph-properties fo:margin-left="0.741cm" fo:margin-right="0cm" fo:text-indent="0.741cm" style:auto-text-indent="false"/>
    </style:style>
    <style:style style:name="P28" style:family="paragraph" style:parent-style-name="Standard" style:list-style-name="">
      <style:paragraph-properties fo:margin-left="0.741cm" fo:margin-right="0cm" fo:text-indent="0cm" style:auto-text-indent="false"/>
    </style:style>
    <style:style style:name="T1" style:family="text">
      <style:text-properties style:font-name="微软雅黑" style:font-name-asian="微软雅黑1" style:font-name-complex="微软雅黑1"/>
    </style:style>
    <style:style style:name="T2" style:family="text">
      <style:text-properties style:font-name="微软雅黑" fo:font-size="24pt" fo:language="en" fo:country="US" style:font-name-asian="微软雅黑1" style:font-size-asian="24pt" style:language-asian="zh" style:country-asian="CN" style:font-name-complex="微软雅黑1" style:font-size-complex="24pt"/>
    </style:style>
    <style:style style:name="T3" style:family="text">
      <style:text-properties style:font-name="微软雅黑" fo:font-size="14pt" fo:language="en" fo:country="US" style:font-name-asian="微软雅黑1" style:font-size-asian="14pt" style:language-asian="zh" style:country-asian="CN" style:font-name-complex="微软雅黑1" style:font-size-complex="14pt"/>
    </style:style>
    <style:style style:name="T4" style:family="text">
      <style:text-properties style:font-name="微软雅黑" fo:font-size="14pt" fo:language="en" fo:country="US" fo:background-color="#ff0000" style:font-name-asian="微软雅黑1" style:font-size-asian="14pt" style:language-asian="zh" style:country-asian="CN" style:font-name-complex="微软雅黑1" style:font-size-complex="14pt"/>
    </style:style>
    <style:style style:name="T5" style:family="text">
      <style:text-properties style:font-name="宋体" fo:font-size="10.5pt" style:font-name-asian="宋体1" style:font-size-asian="10.5pt"/>
    </style:style>
    <style:style style:name="T6" style:family="text">
      <style:text-properties style:text-position="0% 100%" style:font-name="微软雅黑" fo:font-size="14pt" fo:language="en" fo:country="US" fo:background-color="#ff0000" style:font-name-asian="微软雅黑1" style:font-size-asian="14pt" style:language-asian="zh" style:country-asian="CN" style:font-name-complex="微软雅黑1" style:font-size-complex="14pt"/>
    </style:style>
    <style:style style:name="T7" style:family="text">
      <style:text-properties style:text-position="0% 100%" style:font-name="微软雅黑" fo:font-size="14pt" fo:language="en" fo:country="US" style:font-name-asian="微软雅黑1" style:font-size-asian="14pt" style:language-asian="zh" style:country-asian="CN" style:font-name-complex="微软雅黑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圣山策划案</text:span></text:p>
      <text:p text:style-name="P4"/>
      <text:p text:style-name="P12"><text:bookmark-start text:name="_Toc9044_WPSOffice_Type3"/><text:span text:style-name="T5">目录</text:span></text:p>
      <text:p text:style-name="P1"><text:a xlink:type="simple" xlink:href="#_Toc2426_WPSOffice_Level1" text:style-name="Internet_20_link" text:visited-style-name="Visited_20_Internet_20_Link"><text:span text:style-name="T1">1. 游戏概述</text:span></text:a><text:a xlink:type="simple" xlink:href="#_Toc2426_WPSOffice_Level1" text:style-name="Internet_20_link" text:visited-style-name="Visited_20_Internet_20_Link"><text:tab/></text:a><text:bookmark-start text:name="_Toc2426_WPSOffice_Level1Page"/><text:a xlink:type="simple" xlink:href="#_Toc2426_WPSOffice_Level1" text:style-name="Internet_20_link" text:visited-style-name="Visited_20_Internet_20_Link">2</text:a><text:bookmark-end text:name="_Toc2426_WPSOffice_Level1Page"/></text:p>
      <text:p text:style-name="P2"><text:a xlink:type="simple" xlink:href="#_Toc31064_WPSOffice_Level2" text:style-name="Internet_20_link" text:visited-style-name="Visited_20_Internet_20_Link"><text:span text:style-name="T1">(1) 游戏简介</text:span></text:a><text:a xlink:type="simple" xlink:href="#_Toc31064_WPSOffice_Level2" text:style-name="Internet_20_link" text:visited-style-name="Visited_20_Internet_20_Link"><text:tab/></text:a><text:bookmark-start text:name="_Toc31064_WPSOffice_Level2Page"/><text:a xlink:type="simple" xlink:href="#_Toc31064_WPSOffice_Level2" text:style-name="Internet_20_link" text:visited-style-name="Visited_20_Internet_20_Link">2</text:a><text:bookmark-end text:name="_Toc31064_WPSOffice_Level2Page"/></text:p>
      <text:p text:style-name="P2"><text:a xlink:type="simple" xlink:href="#_Toc9044_WPSOffice_Level2" text:style-name="Internet_20_link" text:visited-style-name="Visited_20_Internet_20_Link"><text:span text:style-name="T1">(2) 游戏特点2</text:span></text:a><text:a xlink:type="simple" xlink:href="#_Toc9044_WPSOffice_Level2" text:style-name="Internet_20_link" text:visited-style-name="Visited_20_Internet_20_Link"><text:tab/></text:a><text:bookmark-start text:name="_Toc9044_WPSOffice_Level2Page"/><text:a xlink:type="simple" xlink:href="#_Toc9044_WPSOffice_Level2" text:style-name="Internet_20_link" text:visited-style-name="Visited_20_Internet_20_Link">3</text:a><text:bookmark-end text:name="_Toc9044_WPSOffice_Level2Page"/></text:p>
      <text:p text:style-name="P3"><text:a xlink:type="simple" xlink:href="#_Toc9044_WPSOffice_Level3" text:style-name="Internet_20_link" text:visited-style-name="Visited_20_Internet_20_Link"><text:span text:style-name="T1">① 集换式卡牌</text:span></text:a><text:a xlink:type="simple" xlink:href="#_Toc9044_WPSOffice_Level3" text:style-name="Internet_20_link" text:visited-style-name="Visited_20_Internet_20_Link"><text:tab/></text:a><text:bookmark-start text:name="_Toc9044_WPSOffice_Level3Page"/><text:a xlink:type="simple" xlink:href="#_Toc9044_WPSOffice_Level3" text:style-name="Internet_20_link" text:visited-style-name="Visited_20_Internet_20_Link">3</text:a><text:bookmark-end text:name="_Toc9044_WPSOffice_Level3Page"/></text:p>
      <text:p text:style-name="P3"><text:a xlink:type="simple" xlink:href="#_Toc27306_WPSOffice_Level3" text:style-name="Internet_20_link" text:visited-style-name="Visited_20_Internet_20_Link"><text:span text:style-name="T1">② 丰富的卡牌元素</text:span></text:a><text:a xlink:type="simple" xlink:href="#_Toc27306_WPSOffice_Level3" text:style-name="Internet_20_link" text:visited-style-name="Visited_20_Internet_20_Link"><text:tab/></text:a><text:bookmark-start text:name="_Toc27306_WPSOffice_Level3Page"/><text:a xlink:type="simple" xlink:href="#_Toc27306_WPSOffice_Level3" text:style-name="Internet_20_link" text:visited-style-name="Visited_20_Internet_20_Link">3</text:a><text:bookmark-end text:name="_Toc27306_WPSOffice_Level3Page"/></text:p>
      <text:p text:style-name="P3"><text:a xlink:type="simple" xlink:href="#_Toc8193_WPSOffice_Level3" text:style-name="Internet_20_link" text:visited-style-name="Visited_20_Internet_20_Link"><text:span text:style-name="T1">③ 灵活的策略以及出奇制胜</text:span></text:a><text:a xlink:type="simple" xlink:href="#_Toc8193_WPSOffice_Level3" text:style-name="Internet_20_link" text:visited-style-name="Visited_20_Internet_20_Link"><text:tab/></text:a><text:bookmark-start text:name="_Toc8193_WPSOffice_Level3Page"/><text:a xlink:type="simple" xlink:href="#_Toc8193_WPSOffice_Level3" text:style-name="Internet_20_link" text:visited-style-name="Visited_20_Internet_20_Link">3</text:a><text:bookmark-end text:name="_Toc8193_WPSOffice_Level3Page"/></text:p>
      <text:p text:style-name="P3"><text:a xlink:type="simple" xlink:href="#_Toc3169_WPSOffice_Level3" text:style-name="Internet_20_link" text:visited-style-name="Visited_20_Internet_20_Link"><text:span text:style-name="T1">④ 种族势力</text:span></text:a><text:a xlink:type="simple" xlink:href="#_Toc3169_WPSOffice_Level3" text:style-name="Internet_20_link" text:visited-style-name="Visited_20_Internet_20_Link"><text:tab/></text:a><text:bookmark-start text:name="_Toc3169_WPSOffice_Level3Page"/><text:a xlink:type="simple" xlink:href="#_Toc3169_WPSOffice_Level3" text:style-name="Internet_20_link" text:visited-style-name="Visited_20_Internet_20_Link">3</text:a><text:bookmark-end text:name="_Toc3169_WPSOffice_Level3Page"/></text:p>
      <text:p text:style-name="P3"><text:a xlink:type="simple" xlink:href="#_Toc22209_WPSOffice_Level3" text:style-name="Internet_20_link" text:visited-style-name="Visited_20_Internet_20_Link"><text:span text:style-name="T1">⑤ 丰富的故事</text:span></text:a><text:a xlink:type="simple" xlink:href="#_Toc22209_WPSOffice_Level3" text:style-name="Internet_20_link" text:visited-style-name="Visited_20_Internet_20_Link"><text:tab/></text:a><text:bookmark-start text:name="_Toc22209_WPSOffice_Level3Page"/><text:a xlink:type="simple" xlink:href="#_Toc22209_WPSOffice_Level3" text:style-name="Internet_20_link" text:visited-style-name="Visited_20_Internet_20_Link">4</text:a><text:bookmark-end text:name="_Toc22209_WPSOffice_Level3Page"/></text:p>
      <text:p text:style-name="P3"><text:a xlink:type="simple" xlink:href="#_Toc27411_WPSOffice_Level3" text:style-name="Internet_20_link" text:visited-style-name="Visited_20_Internet_20_Link"><text:span text:style-name="T1">⑥ PVP</text:span></text:a><text:a xlink:type="simple" xlink:href="#_Toc27411_WPSOffice_Level3" text:style-name="Internet_20_link" text:visited-style-name="Visited_20_Internet_20_Link"><text:tab/></text:a><text:bookmark-start text:name="_Toc27411_WPSOffice_Level3Page"/><text:a xlink:type="simple" xlink:href="#_Toc27411_WPSOffice_Level3" text:style-name="Internet_20_link" text:visited-style-name="Visited_20_Internet_20_Link">4</text:a><text:bookmark-end text:name="_Toc27411_WPSOffice_Level3Page"/></text:p>
      <text:p text:style-name="P3"><text:a xlink:type="simple" xlink:href="#_Toc11771_WPSOffice_Level3" text:style-name="Internet_20_link" text:visited-style-name="Visited_20_Internet_20_Link"><text:span text:style-name="T1">⑦ CASTLE</text:span></text:a><text:a xlink:type="simple" xlink:href="#_Toc11771_WPSOffice_Level3" text:style-name="Internet_20_link" text:visited-style-name="Visited_20_Internet_20_Link"><text:tab/></text:a><text:bookmark-start text:name="_Toc11771_WPSOffice_Level3Page"/><text:a xlink:type="simple" xlink:href="#_Toc11771_WPSOffice_Level3" text:style-name="Internet_20_link" text:visited-style-name="Visited_20_Internet_20_Link">4</text:a><text:bookmark-end text:name="_Toc11771_WPSOffice_Level3Page"/></text:p>
      <text:p text:style-name="P2"><text:a xlink:type="simple" xlink:href="#_Toc27306_WPSOffice_Level2" text:style-name="Internet_20_link" text:visited-style-name="Visited_20_Internet_20_Link"><text:span text:style-name="T1">(3) 游戏风格</text:span></text:a><text:a xlink:type="simple" xlink:href="#_Toc27306_WPSOffice_Level2" text:style-name="Internet_20_link" text:visited-style-name="Visited_20_Internet_20_Link"><text:tab/></text:a><text:bookmark-start text:name="_Toc27306_WPSOffice_Level2Page"/><text:a xlink:type="simple" xlink:href="#_Toc27306_WPSOffice_Level2" text:style-name="Internet_20_link" text:visited-style-name="Visited_20_Internet_20_Link">5</text:a><text:bookmark-end text:name="_Toc27306_WPSOffice_Level2Page"/></text:p>
      <text:p text:style-name="P2"><text:a xlink:type="simple" xlink:href="#_Toc8193_WPSOffice_Level2" text:style-name="Internet_20_link" text:visited-style-name="Visited_20_Internet_20_Link"><text:span text:style-name="T1">(4) 系统平台</text:span></text:a><text:a xlink:type="simple" xlink:href="#_Toc8193_WPSOffice_Level2" text:style-name="Internet_20_link" text:visited-style-name="Visited_20_Internet_20_Link"><text:tab/></text:a><text:bookmark-start text:name="_Toc8193_WPSOffice_Level2Page"/><text:a xlink:type="simple" xlink:href="#_Toc8193_WPSOffice_Level2" text:style-name="Internet_20_link" text:visited-style-name="Visited_20_Internet_20_Link">5</text:a><text:bookmark-end text:name="_Toc8193_WPSOffice_Level2Page"/></text:p>
      <text:p text:style-name="P3"><text:a xlink:type="simple" xlink:href="#_Toc5913_WPSOffice_Level3" text:style-name="Internet_20_link" text:visited-style-name="Visited_20_Internet_20_Link"><text:span text:style-name="T1">① MAC,PC,</text:span></text:a><text:a xlink:type="simple" xlink:href="#_Toc5913_WPSOffice_Level3" text:style-name="Internet_20_link" text:visited-style-name="Visited_20_Internet_20_Link"><text:tab/></text:a><text:bookmark-start text:name="_Toc5913_WPSOffice_Level3Page"/><text:a xlink:type="simple" xlink:href="#_Toc5913_WPSOffice_Level3" text:style-name="Internet_20_link" text:visited-style-name="Visited_20_Internet_20_Link">5</text:a><text:bookmark-end text:name="_Toc5913_WPSOffice_Level3Page"/></text:p>
      <text:p text:style-name="P1"><text:a xlink:type="simple" xlink:href="#_Toc9044_WPSOffice_Level1" text:style-name="Internet_20_link" text:visited-style-name="Visited_20_Internet_20_Link"><text:span text:style-name="T1">2. 游戏背景</text:span></text:a><text:a xlink:type="simple" xlink:href="#_Toc9044_WPSOffice_Level1" text:style-name="Internet_20_link" text:visited-style-name="Visited_20_Internet_20_Link"><text:tab/></text:a><text:bookmark-start text:name="_Toc9044_WPSOffice_Level1Page"/><text:a xlink:type="simple" xlink:href="#_Toc9044_WPSOffice_Level1" text:style-name="Internet_20_link" text:visited-style-name="Visited_20_Internet_20_Link">5</text:a><text:bookmark-end text:name="_Toc9044_WPSOffice_Level1Page"/></text:p>
      <text:p text:style-name="P2"><text:a xlink:type="simple" xlink:href="#_Toc3169_WPSOffice_Level2" text:style-name="Internet_20_link" text:visited-style-name="Visited_20_Internet_20_Link"><text:span text:style-name="T1">(1) 游戏背景</text:span></text:a><text:a xlink:type="simple" xlink:href="#_Toc3169_WPSOffice_Level2" text:style-name="Internet_20_link" text:visited-style-name="Visited_20_Internet_20_Link"><text:tab/></text:a><text:bookmark-start text:name="_Toc3169_WPSOffice_Level2Page"/><text:a xlink:type="simple" xlink:href="#_Toc3169_WPSOffice_Level2" text:style-name="Internet_20_link" text:visited-style-name="Visited_20_Internet_20_Link">5</text:a><text:bookmark-end text:name="_Toc3169_WPSOffice_Level2Page"/></text:p>
      <text:p text:style-name="P2"><text:a xlink:type="simple" xlink:href="#_Toc22209_WPSOffice_Level2" text:style-name="Internet_20_link" text:visited-style-name="Visited_20_Internet_20_Link"><text:span text:style-name="T1">(2) 游戏种族</text:span></text:a><text:a xlink:type="simple" xlink:href="#_Toc22209_WPSOffice_Level2" text:style-name="Internet_20_link" text:visited-style-name="Visited_20_Internet_20_Link"><text:tab/></text:a><text:bookmark-start text:name="_Toc22209_WPSOffice_Level2Page"/><text:a xlink:type="simple" xlink:href="#_Toc22209_WPSOffice_Level2" text:style-name="Internet_20_link" text:visited-style-name="Visited_20_Internet_20_Link">6</text:a><text:bookmark-end text:name="_Toc22209_WPSOffice_Level2Page"/></text:p>
      <text:p text:style-name="P3"><text:a xlink:type="simple" xlink:href="#_Toc29161_WPSOffice_Level3" text:style-name="Internet_20_link" text:visited-style-name="Visited_20_Internet_20_Link"><text:span text:style-name="T1">① 1Loli</text:span></text:a><text:a xlink:type="simple" xlink:href="#_Toc29161_WPSOffice_Level3" text:style-name="Internet_20_link" text:visited-style-name="Visited_20_Internet_20_Link"><text:tab/></text:a><text:bookmark-start text:name="_Toc29161_WPSOffice_Level3Page"/><text:a xlink:type="simple" xlink:href="#_Toc29161_WPSOffice_Level3" text:style-name="Internet_20_link" text:visited-style-name="Visited_20_Internet_20_Link">6</text:a><text:bookmark-end text:name="_Toc29161_WPSOffice_Level3Page"/></text:p>
      <text:p text:style-name="P3"><text:a xlink:type="simple" xlink:href="#_Toc23530_WPSOffice_Level3" text:style-name="Internet_20_link" text:visited-style-name="Visited_20_Internet_20_Link"><text:span text:style-name="T1">② 2Kuoqi</text:span></text:a><text:a xlink:type="simple" xlink:href="#_Toc23530_WPSOffice_Level3" text:style-name="Internet_20_link" text:visited-style-name="Visited_20_Internet_20_Link"><text:tab/></text:a><text:bookmark-start text:name="_Toc23530_WPSOffice_Level3Page"/><text:a xlink:type="simple" xlink:href="#_Toc23530_WPSOffice_Level3" text:style-name="Internet_20_link" text:visited-style-name="Visited_20_Internet_20_Link">6</text:a><text:bookmark-end text:name="_Toc23530_WPSOffice_Level3Page"/></text:p>
      <text:p text:style-name="P3"><text:a xlink:type="simple" xlink:href="#_Toc14278_WPSOffice_Level3" text:style-name="Internet_20_link" text:visited-style-name="Visited_20_Internet_20_Link"><text:span text:style-name="T1">③ 3Ark</text:span></text:a><text:a xlink:type="simple" xlink:href="#_Toc14278_WPSOffice_Level3" text:style-name="Internet_20_link" text:visited-style-name="Visited_20_Internet_20_Link"><text:tab/></text:a><text:bookmark-start text:name="_Toc14278_WPSOffice_Level3Page"/><text:a xlink:type="simple" xlink:href="#_Toc14278_WPSOffice_Level3" text:style-name="Internet_20_link" text:visited-style-name="Visited_20_Internet_20_Link">6</text:a><text:bookmark-end text:name="_Toc14278_WPSOffice_Level3Page"/></text:p>
      <text:p text:style-name="P3"><text:a xlink:type="simple" xlink:href="#_Toc31495_WPSOffice_Level3" text:style-name="Internet_20_link" text:visited-style-name="Visited_20_Internet_20_Link"><text:span text:style-name="T1">④ 4Pinto</text:span></text:a><text:a xlink:type="simple" xlink:href="#_Toc31495_WPSOffice_Level3" text:style-name="Internet_20_link" text:visited-style-name="Visited_20_Internet_20_Link"><text:tab/></text:a><text:bookmark-start text:name="_Toc31495_WPSOffice_Level3Page"/><text:a xlink:type="simple" xlink:href="#_Toc31495_WPSOffice_Level3" text:style-name="Internet_20_link" text:visited-style-name="Visited_20_Internet_20_Link">6</text:a><text:bookmark-end text:name="_Toc31495_WPSOffice_Level3Page"/></text:p>
      <text:p text:style-name="P3"><text:a xlink:type="simple" xlink:href="#_Toc32629_WPSOffice_Level3" text:style-name="Internet_20_link" text:visited-style-name="Visited_20_Internet_20_Link"><text:span text:style-name="T1">⑤ 5Uika</text:span></text:a><text:a xlink:type="simple" xlink:href="#_Toc32629_WPSOffice_Level3" text:style-name="Internet_20_link" text:visited-style-name="Visited_20_Internet_20_Link"><text:tab/></text:a><text:bookmark-start text:name="_Toc32629_WPSOffice_Level3Page"/><text:a xlink:type="simple" xlink:href="#_Toc32629_WPSOffice_Level3" text:style-name="Internet_20_link" text:visited-style-name="Visited_20_Internet_20_Link">6</text:a><text:bookmark-end text:name="_Toc32629_WPSOffice_Level3Page"/></text:p>
      <text:p text:style-name="P3"><text:a xlink:type="simple" xlink:href="#_Toc20359_WPSOffice_Level3" text:style-name="Internet_20_link" text:visited-style-name="Visited_20_Internet_20_Link"><text:span text:style-name="T1">⑥ 6FreUn</text:span></text:a><text:a xlink:type="simple" xlink:href="#_Toc20359_WPSOffice_Level3" text:style-name="Internet_20_link" text:visited-style-name="Visited_20_Internet_20_Link"><text:tab/></text:a><text:bookmark-start text:name="_Toc20359_WPSOffice_Level3Page"/><text:a xlink:type="simple" xlink:href="#_Toc20359_WPSOffice_Level3" text:style-name="Internet_20_link" text:visited-style-name="Visited_20_Internet_20_Link">6</text:a><text:bookmark-end text:name="_Toc20359_WPSOffice_Level3Page"/></text:p>
      <text:p text:style-name="P2"><text:a xlink:type="simple" xlink:href="#_Toc27411_WPSOffice_Level2" text:style-name="Internet_20_link" text:visited-style-name="Visited_20_Internet_20_Link"><text:span text:style-name="T1">(3) 游戏主要人物</text:span></text:a><text:a xlink:type="simple" xlink:href="#_Toc27411_WPSOffice_Level2" text:style-name="Internet_20_link" text:visited-style-name="Visited_20_Internet_20_Link"><text:tab/></text:a><text:bookmark-start text:name="_Toc27411_WPSOffice_Level2Page"/><text:a xlink:type="simple" xlink:href="#_Toc27411_WPSOffice_Level2" text:style-name="Internet_20_link" text:visited-style-name="Visited_20_Internet_20_Link">6</text:a><text:bookmark-end text:name="_Toc27411_WPSOffice_Level2Page"/></text:p>
      <text:p text:style-name="P1"><text:a xlink:type="simple" xlink:href="#_Toc27306_WPSOffice_Level1" text:style-name="Internet_20_link" text:visited-style-name="Visited_20_Internet_20_Link"><text:span text:style-name="T1">3. 游戏元素</text:span></text:a><text:a xlink:type="simple" xlink:href="#_Toc27306_WPSOffice_Level1" text:style-name="Internet_20_link" text:visited-style-name="Visited_20_Internet_20_Link"><text:tab/></text:a><text:bookmark-start text:name="_Toc27306_WPSOffice_Level1Page"/><text:a xlink:type="simple" xlink:href="#_Toc27306_WPSOffice_Level1" text:style-name="Internet_20_link" text:visited-style-name="Visited_20_Internet_20_Link">7</text:a><text:bookmark-end text:name="_Toc27306_WPSOffice_Level1Page"/></text:p>
      <text:p text:style-name="P1"><text:a xlink:type="simple" xlink:href="#_Toc8193_WPSOffice_Level1" text:style-name="Internet_20_link" text:visited-style-name="Visited_20_Internet_20_Link"><text:span text:style-name="T1">4. 2</text:span></text:a><text:a xlink:type="simple" xlink:href="#_Toc8193_WPSOffice_Level1" text:style-name="Internet_20_link" text:visited-style-name="Visited_20_Internet_20_Link"><text:tab/></text:a><text:bookmark-start text:name="_Toc8193_WPSOffice_Level1Page"/><text:a xlink:type="simple" xlink:href="#_Toc8193_WPSOffice_Level1" text:style-name="Internet_20_link" text:visited-style-name="Visited_20_Internet_20_Link">7</text:a><text:bookmark-end text:name="_Toc8193_WPSOffice_Level1Page"/></text:p>
      <text:p text:style-name="P1"><text:a xlink:type="simple" xlink:href="#_Toc3169_WPSOffice_Level1" text:style-name="Internet_20_link" text:visited-style-name="Visited_20_Internet_20_Link"><text:span text:style-name="T1">5. 游戏玩法</text:span></text:a><text:a xlink:type="simple" xlink:href="#_Toc3169_WPSOffice_Level1" text:style-name="Internet_20_link" text:visited-style-name="Visited_20_Internet_20_Link"><text:tab/></text:a><text:bookmark-start text:name="_Toc3169_WPSOffice_Level1Page"/><text:a xlink:type="simple" xlink:href="#_Toc3169_WPSOffice_Level1" text:style-name="Internet_20_link" text:visited-style-name="Visited_20_Internet_20_Link">7</text:a><text:bookmark-end text:name="_Toc3169_WPSOffice_Level1Page"/></text:p>
      <text:p text:style-name="P2"><text:a xlink:type="simple" xlink:href="#_Toc11771_WPSOffice_Level2" text:style-name="Internet_20_link" text:visited-style-name="Visited_20_Internet_20_Link"><text:span text:style-name="T1">(1) 职业</text:span></text:a><text:a xlink:type="simple" xlink:href="#_Toc11771_WPSOffice_Level2" text:style-name="Internet_20_link" text:visited-style-name="Visited_20_Internet_20_Link"><text:tab/></text:a><text:bookmark-start text:name="_Toc11771_WPSOffice_Level2Page"/><text:a xlink:type="simple" xlink:href="#_Toc11771_WPSOffice_Level2" text:style-name="Internet_20_link" text:visited-style-name="Visited_20_Internet_20_Link">7</text:a><text:bookmark-end text:name="_Toc11771_WPSOffice_Level2Page"/></text:p>
      <text:p text:style-name="P2"><text:a xlink:type="simple" xlink:href="#_Toc5913_WPSOffice_Level2" text:style-name="Internet_20_link" text:visited-style-name="Visited_20_Internet_20_Link"><text:span text:style-name="T1">(2) 卡牌</text:span></text:a><text:a xlink:type="simple" xlink:href="#_Toc5913_WPSOffice_Level2" text:style-name="Internet_20_link" text:visited-style-name="Visited_20_Internet_20_Link"><text:tab/></text:a><text:bookmark-start text:name="_Toc5913_WPSOffice_Level2Page"/><text:a xlink:type="simple" xlink:href="#_Toc5913_WPSOffice_Level2" text:style-name="Internet_20_link" text:visited-style-name="Visited_20_Internet_20_Link">7</text:a><text:bookmark-end text:name="_Toc5913_WPSOffice_Level2Page"/></text:p>
      <text:p text:style-name="P3"><text:a xlink:type="simple" xlink:href="#_Toc12141_WPSOffice_Level3" text:style-name="Internet_20_link" text:visited-style-name="Visited_20_Internet_20_Link"><text:span text:style-name="T1">① 卡牌种类</text:span></text:a><text:a xlink:type="simple" xlink:href="#_Toc12141_WPSOffice_Level3" text:style-name="Internet_20_link" text:visited-style-name="Visited_20_Internet_20_Link"><text:tab/></text:a><text:bookmark-start text:name="_Toc12141_WPSOffice_Level3Page"/><text:a xlink:type="simple" xlink:href="#_Toc12141_WPSOffice_Level3" text:style-name="Internet_20_link" text:visited-style-name="Visited_20_Internet_20_Link">8</text:a><text:bookmark-end text:name="_Toc12141_WPSOffice_Level3Page"/></text:p>
      <text:p text:style-name="P3"><text:a xlink:type="simple" xlink:href="#_Toc9946_WPSOffice_Level3" text:style-name="Internet_20_link" text:visited-style-name="Visited_20_Internet_20_Link"><text:span text:style-name="T1">② 卡牌效果</text:span></text:a><text:a xlink:type="simple" xlink:href="#_Toc9946_WPSOffice_Level3" text:style-name="Internet_20_link" text:visited-style-name="Visited_20_Internet_20_Link"><text:tab/></text:a><text:bookmark-start text:name="_Toc9946_WPSOffice_Level3Page"/><text:a xlink:type="simple" xlink:href="#_Toc9946_WPSOffice_Level3" text:style-name="Internet_20_link" text:visited-style-name="Visited_20_Internet_20_Link">8</text:a><text:bookmark-end text:name="_Toc9946_WPSOffice_Level3Page"/></text:p>
      <text:p text:style-name="P2"><text:a xlink:type="simple" xlink:href="#_Toc29161_WPSOffice_Level2" text:style-name="Internet_20_link" text:visited-style-name="Visited_20_Internet_20_Link"><text:span text:style-name="T1">(3) 城堡</text:span></text:a><text:a xlink:type="simple" xlink:href="#_Toc29161_WPSOffice_Level2" text:style-name="Internet_20_link" text:visited-style-name="Visited_20_Internet_20_Link"><text:tab/></text:a><text:bookmark-start text:name="_Toc29161_WPSOffice_Level2Page"/><text:a xlink:type="simple" xlink:href="#_Toc29161_WPSOffice_Level2" text:style-name="Internet_20_link" text:visited-style-name="Visited_20_Internet_20_Link">9</text:a><text:bookmark-end text:name="_Toc29161_WPSOffice_Level2Page"/></text:p>
      <text:p text:style-name="P1"><text:a xlink:type="simple" xlink:href="#_Toc22209_WPSOffice_Level1" text:style-name="Internet_20_link" text:visited-style-name="Visited_20_Internet_20_Link"><text:span text:style-name="T1">6. 系统功能</text:span></text:a><text:a xlink:type="simple" xlink:href="#_Toc22209_WPSOffice_Level1" text:style-name="Internet_20_link" text:visited-style-name="Visited_20_Internet_20_Link"><text:tab/></text:a><text:bookmark-start text:name="_Toc22209_WPSOffice_Level1Page"/><text:a xlink:type="simple" xlink:href="#_Toc22209_WPSOffice_Level1" text:style-name="Internet_20_link" text:visited-style-name="Visited_20_Internet_20_Link">10</text:a><text:bookmark-end text:name="_Toc22209_WPSOffice_Level1Page"/></text:p>
      <text:p text:style-name="P1"><text:a xlink:type="simple" xlink:href="#_Toc27411_WPSOffice_Level1" text:style-name="Internet_20_link" text:visited-style-name="Visited_20_Internet_20_Link"><text:span text:style-name="T1">7. 游戏剧情</text:span></text:a><text:a xlink:type="simple" xlink:href="#_Toc27411_WPSOffice_Level1" text:style-name="Internet_20_link" text:visited-style-name="Visited_20_Internet_20_Link"><text:tab/></text:a><text:bookmark-start text:name="_Toc27411_WPSOffice_Level1Page"/><text:a xlink:type="simple" xlink:href="#_Toc27411_WPSOffice_Level1" text:style-name="Internet_20_link" text:visited-style-name="Visited_20_Internet_20_Link">10</text:a><text:bookmark-end text:name="_Toc27411_WPSOffice_Level1Page"/></text:p>
      <text:p text:style-name="P2"><text:a xlink:type="simple" xlink:href="#_Toc23530_WPSOffice_Level2" text:style-name="Internet_20_link" text:visited-style-name="Visited_20_Internet_20_Link"><text:span text:style-name="T1">(1) 简述</text:span></text:a><text:a xlink:type="simple" xlink:href="#_Toc23530_WPSOffice_Level2" text:style-name="Internet_20_link" text:visited-style-name="Visited_20_Internet_20_Link"><text:tab/></text:a><text:bookmark-start text:name="_Toc23530_WPSOffice_Level2Page"/><text:a xlink:type="simple" xlink:href="#_Toc23530_WPSOffice_Level2" text:style-name="Internet_20_link" text:visited-style-name="Visited_20_Internet_20_Link">10</text:a><text:bookmark-end text:name="_Toc23530_WPSOffice_Level2Page"/></text:p>
      <text:p text:style-name="P2"><text:a xlink:type="simple" xlink:href="#_Toc14278_WPSOffice_Level2" text:style-name="Internet_20_link" text:visited-style-name="Visited_20_Internet_20_Link"><text:span text:style-name="T1">(2) 游戏主线</text:span></text:a><text:a xlink:type="simple" xlink:href="#_Toc14278_WPSOffice_Level2" text:style-name="Internet_20_link" text:visited-style-name="Visited_20_Internet_20_Link"><text:tab/></text:a><text:bookmark-start text:name="_Toc14278_WPSOffice_Level2Page"/><text:a xlink:type="simple" xlink:href="#_Toc14278_WPSOffice_Level2" text:style-name="Internet_20_link" text:visited-style-name="Visited_20_Internet_20_Link">10</text:a><text:bookmark-end text:name="_Toc14278_WPSOffice_Level2Page"/></text:p>
      <text:p text:style-name="P2"><text:a xlink:type="simple" xlink:href="#_Toc31495_WPSOffice_Level2" text:style-name="Internet_20_link" text:visited-style-name="Visited_20_Internet_20_Link"><text:span text:style-name="T1">(3) 游戏支线</text:span></text:a><text:a xlink:type="simple" xlink:href="#_Toc31495_WPSOffice_Level2" text:style-name="Internet_20_link" text:visited-style-name="Visited_20_Internet_20_Link"><text:tab/></text:a><text:bookmark-start text:name="_Toc31495_WPSOffice_Level2Page"/><text:a xlink:type="simple" xlink:href="#_Toc31495_WPSOffice_Level2" text:style-name="Internet_20_link" text:visited-style-name="Visited_20_Internet_20_Link">10</text:a><text:bookmark-end text:name="_Toc9044_WPSOffice_Type3"/><text:bookmark-end text:name="_Toc31495_WPSOffice_Level2Page"/></text:p>
      <text:p text:style-name="P4"/>
      <text:list xml:id="list9206590578621544610" text:style-name="WWNum1">
        <text:list-item>
          <text:p text:style-name="P6"><text:bookmark-start text:name="_Toc2426_WPSOffice_Level1"/><text:span text:style-name="T3">游戏概述</text:span><text:bookmark-end text:name="_Toc2426_WPSOffice_Level1"/></text:p>
          <text:list>
            <text:list-item>
              <text:p text:style-name="P13"><text:bookmark-start text:name="_Toc31064_WPSOffice_Level2"/><text:span text:style-name="T3">游戏简介</text:span><text:bookmark-end text:name="_Toc31064_WPSOffice_Level2"/></text:p>
            </text:list-item>
          </text:list>
        </text:list-item>
      </text:list>
      <text:p text:style-name="P15"><text:span text:style-name="T3">圣山的光芒被外来入侵种族魔族所偷窃,魔族利用自己的影像将自己分布在佛利曼大陆,将光芒之息提取出了元素并收藏者,玩家通过扮演城主来击退敌人夺取被盗窃的圣山之灵并恢复圣山的光芒。</text:span></text:p>
      <text:list xml:id="list1552898813" text:continue-numbering="true" text:style-name="WWNum1">
        <text:list-item>
          <text:list>
            <text:list-item>
              <text:p text:style-name="P13"><text:bookmark-start text:name="_Toc9044_WPSOffice_Level2"/><text:span text:style-name="T3">游戏特点2</text:span><text:bookmark-end text:name="_Toc9044_WPSOffice_Level2"/></text:p>
              <text:list>
                <text:list-item>
                  <text:p text:style-name="P16"><text:bookmark-start text:name="_Toc9044_WPSOffice_Level3"/><text:soft-page-break/><text:span text:style-name="T3">集换式卡牌</text:span><text:bookmark-end text:name="_Toc9044_WPSOffice_Level3"/></text:p>
                </text:list-item>
              </text:list>
            </text:list-item>
          </text:list>
        </text:list-item>
      </text:list>
      <text:p text:style-name="P18"><text:span text:style-name="T3"><text:s text:c="2"/><text:tab/><text:tab/>圣山作为一款集换式卡牌游戏,利用卡牌的能力搭配角色领土共同击退敌人,卡牌包含了大陆里面的众生,玩家通过在游玩的过程中收集并搭配出自己的神兵利器，灵活的击退敌人并赢取胜利</text:span></text:p>
      <text:list xml:id="list974144466" text:continue-numbering="true" text:style-name="WWNum1">
        <text:list-item>
          <text:list>
            <text:list-item>
              <text:list>
                <text:list-item>
                  <text:p text:style-name="P17"><text:bookmark-start text:name="_Toc27306_WPSOffice_Level3"/><text:span text:style-name="T3">丰富的卡牌元素</text:span><text:bookmark-end text:name="_Toc27306_WPSOffice_Level3"/></text:p>
                </text:list-item>
              </text:list>
            </text:list-item>
          </text:list>
        </text:list-item>
      </text:list>
      <text:p text:style-name="P21"><text:span text:style-name="T3">圣山的众生都可将成为玩家持有的元素之一,圣山必备的元素能量唤醒丰富的生物,玩家除了能在大陆中获取丰富的生物并提取进卡牌中,在游戏的推进中还可以通过特殊设备获取特殊效果的生物卡牌以及效果牌.</text:span></text:p>
      <text:p text:style-name="P22"/>
      <text:list xml:id="list1950755347" text:continue-numbering="true" text:style-name="WWNum1">
        <text:list-item>
          <text:list>
            <text:list-item>
              <text:list>
                <text:list-item>
                  <text:p text:style-name="P17"><text:span text:style-name="T3"><text:s/></text:span><text:bookmark-start text:name="_Toc8193_WPSOffice_Level3"/><text:span text:style-name="T3">灵活的策略以及出奇制胜</text:span><text:bookmark-end text:name="_Toc8193_WPSOffice_Level3"/></text:p>
                </text:list-item>
              </text:list>
            </text:list-item>
          </text:list>
        </text:list-item>
      </text:list>
      <text:p text:style-name="P18"><text:span text:style-name="T3"><text:s text:c="6"/>作为一款卡牌对战游戏,玩家利用手中卡牌击败对手,丰富的环境特征将会影响着玩家所持有的对象,玩家所领导的城池和工人会根据环境的影响所动态变化,玩家拥有丰富的环境卡牌以及随从的组合来应对场面局势.</text:span></text:p>
      <text:p text:style-name="P19"/>
      <text:list xml:id="list484834646" text:continue-numbering="true" text:style-name="WWNum1">
        <text:list-item>
          <text:list>
            <text:list-item>
              <text:list>
                <text:list-item>
                  <text:p text:style-name="P17"><text:span text:style-name="T3"><text:s/></text:span><text:bookmark-start text:name="_Toc3169_WPSOffice_Level3"/><text:span text:style-name="T3">种族势力</text:span><text:bookmark-end text:name="_Toc3169_WPSOffice_Level3"/></text:p>
                </text:list-item>
              </text:list>
            </text:list-item>
          </text:list>
        </text:list-item>
      </text:list>
      <text:p text:style-name="P18"><text:span text:style-name="T3"><text:s text:c="7"/>圣山养育着万物,作为灵长类生物所形成的关系网比会产生势力范围.在亿万年的明争暗斗下,多个种族占据着一方领土养育着自己的子民,不受其他种族以及黑暗力量的入侵, 游戏分为4个大种族以及多个附属种族,以及多个游牧民族,玩家可以通过与其交流来获取资讯以及获得魔族隐藏的秘密.</text:span></text:p>
      <text:p text:style-name="P19"/>
      <text:list xml:id="list835494970" text:continue-numbering="true" text:style-name="WWNum1">
        <text:list-item>
          <text:list>
            <text:list-item>
              <text:list>
                <text:list-item>
                  <text:p text:style-name="P17"><text:bookmark-start text:name="_Toc22209_WPSOffice_Level3"/><text:span text:style-name="T3">丰富的故事</text:span><text:bookmark-end text:name="_Toc22209_WPSOffice_Level3"/></text:p>
                </text:list-item>
              </text:list>
            </text:list-item>
          </text:list>
        </text:list-item>
      </text:list>
      <text:p text:style-name="P23"><text:span text:style-name="T3">玩家在夺取圣山之息必须获得邻近种族的援助,在获取援助时可以获得该种族的详细信息并在必要的情况下对其进行援助,在玩家获取卡牌构筑时,可以通过一系列的条件获取该种族的所拥有的特殊卡组,增强对战的威力。</text:span></text:p>
      <text:p text:style-name="P24"/>
      <text:p text:style-name="P25"/>
      <text:list xml:id="list1688433070" text:continue-numbering="true" text:style-name="WWNum1">
        <text:list-item>
          <text:list>
            <text:list-item>
              <text:list>
                <text:list-item>
                  <text:p text:style-name="P17"><text:bookmark-start text:name="_Toc27411_WPSOffice_Level3"/><text:span text:style-name="T3">PVP</text:span><text:bookmark-end text:name="_Toc27411_WPSOffice_Level3"/></text:p>
                </text:list-item>
              </text:list>
            </text:list-item>
          </text:list>
        </text:list-item>
      </text:list>
      <text:p text:style-name="P23"><text:span text:style-name="T3">玩家在与玩家对抗中,利用自己所构筑的卡牌进行游戏,玩家在所控制的领主城池和工人中获取能量来布置卡牌元素,玩家可以用丰富的卡牌效果以及特定的卡牌组合来击垮对手,在进攻与防守的灵活中进行布置.</text:span></text:p>
      <text:p text:style-name="P21"><text:soft-page-break/><text:span text:style-name="T3">当玩家摧毁对方的城堡时则获得胜利</text:span></text:p>
      <text:list xml:id="list418252398" text:continue-numbering="true" text:style-name="WWNum1">
        <text:list-item>
          <text:list>
            <text:list-item>
              <text:list>
                <text:list-item>
                  <text:p text:style-name="P17"><text:bookmark-start text:name="_Toc11771_WPSOffice_Level3"/><text:span text:style-name="T3">CASTLE</text:span><text:bookmark-end text:name="_Toc11771_WPSOffice_Level3"/></text:p>
                </text:list-item>
              </text:list>
            </text:list-item>
          </text:list>
        </text:list-item>
      </text:list>
      <text:p text:style-name="P18"><text:span text:style-name="T3"><text:s text:c="10"/>玩家在击退敌人时可获得一定的战利品,一定的资源可以对城堡进行修建以及强化,城堡里的多种设施可以对卡牌,环境等多个对象进行强化,强大的城堡才能抵御中敌人的入侵.</text:span></text:p>
      <text:p text:style-name="P24"/>
      <text:p text:style-name="P26"/>
      <text:p text:style-name="P10"/>
      <text:p text:style-name="P7"><text:span text:style-name="T3"><text:tab/></text:span></text:p>
      <text:p text:style-name="P25"/>
      <text:p text:style-name="P5"/>
      <text:p text:style-name="P5"/>
      <text:p text:style-name="P19"/>
      <text:list xml:id="list626632921" text:continue-numbering="true" text:style-name="WWNum1">
        <text:list-item>
          <text:list>
            <text:list-item>
              <text:p text:style-name="P13"><text:bookmark-start text:name="_Toc27306_WPSOffice_Level2"/><text:span text:style-name="T3">游戏风格</text:span><text:bookmark-end text:name="_Toc27306_WPSOffice_Level2"/></text:p>
              <text:list>
                <text:list-item>
                  <text:p text:style-name="P16"><text:span text:style-name="T3">游戏以多元化的风格背景构成,,多种种族在自己的信仰领导下拥有自己适应生存的文化,不同的种族包含着自己的意识形态.并保证自己的文化不被外来入侵.</text:span></text:p>
                </text:list-item>
              </text:list>
            </text:list-item>
            <text:list-item>
              <text:p text:style-name="P13"><text:bookmark-start text:name="_Toc8193_WPSOffice_Level2"/><text:span text:style-name="T3">系统平台</text:span><text:bookmark-end text:name="_Toc8193_WPSOffice_Level2"/></text:p>
              <text:list>
                <text:list-item>
                  <text:p text:style-name="P16"><text:bookmark-start text:name="_Toc5913_WPSOffice_Level3"/><text:span text:style-name="T3">MAC,PC,</text:span><text:bookmark-end text:name="_Toc5913_WPSOffice_Level3"/></text:p>
                </text:list-item>
              </text:list>
            </text:list-item>
          </text:list>
        </text:list-item>
        <text:list-item>
          <text:p text:style-name="P6"><text:bookmark-start text:name="_Toc9044_WPSOffice_Level1"/><text:span text:style-name="T3">游戏背景</text:span><text:bookmark-end text:name="_Toc9044_WPSOffice_Level1"/></text:p>
          <text:list>
            <text:list-item>
              <text:p text:style-name="P13"><text:bookmark-start text:name="_Toc3169_WPSOffice_Level2"/><text:span text:style-name="T3">游戏背景</text:span><text:bookmark-end text:name="_Toc3169_WPSOffice_Level2"/></text:p>
              <text:list>
                <text:list-item>
                  <text:p text:style-name="P16"><text:span text:style-name="T3">圣山曾经养育着弗里曼大陆,位于大陆的中央向四周蔓延,并诞生出了原始的族民,族民依靠着自己强大的生存能力赖以生存, 圣山形成了4个强大的物体计划然让来在四周进行统治,分别为Lolita,阔七,ark,pintuo,让他们带领着生物进行生存并形成自己的群体,圣山并赋予他们各自独一无二的能量元素,分别为水火土雷.这样四位领主根据所拥有的能力形成风格鲜明的文明.</text:span></text:p>
                </text:list-item>
              </text:list>
            </text:list-item>
          </text:list>
        </text:list-item>
      </text:list>
      <text:p text:style-name="P15"><text:span text:style-name="T3"><text:s text:c="2"/>繁盛的文明以及圣山强大的光芒生生不息,但是这是强烈的能量唤醒了生物的丰富的情感,矛盾也随之形成,强大的欲望和妒忌在四种种族中蔓延开来,而这中时期,潜藏在圣山最角落的黑暗-Uika逐渐被唤醒,由于他们处于圣山的最远角,并不受自己所控制,UIKA所散发的能量使得整个大陆。圣山逐渐瓦解,地形收到uika的影</text:span><text:bookmark text:name="_GoBack"/><text:span text:style-name="T3">响所散开,形成了多块大陆,保护罩也产生了裂缝,这使得UIKA和种族中的邪恶力量有机可乘,他们联合起来攻入圣山核心盗取了光芒之息并分成了几个核心潜藏起来形成了自己的部落。4个种族</text:span><text:soft-page-break/><text:span text:style-name="T3">分崩离析.</text:span></text:p>
      <text:list xml:id="list332254725" text:continue-numbering="true" text:style-name="WWNum1">
        <text:list-item>
          <text:list>
            <text:list-item>
              <text:p text:style-name="P13"><text:bookmark-start text:name="_Toc22209_WPSOffice_Level2"/><text:span text:style-name="T3">游戏种族</text:span><text:bookmark-end text:name="_Toc22209_WPSOffice_Level2"/></text:p>
              <text:list>
                <text:list-item>
                  <text:p text:style-name="P16"><text:bookmark-start text:name="_Toc29161_WPSOffice_Level3"/><text:span text:style-name="T3">1Loli</text:span><text:bookmark-end text:name="_Toc29161_WPSOffice_Level3"/></text:p>
                </text:list-item>
              </text:list>
            </text:list-item>
          </text:list>
        </text:list-item>
      </text:list>
      <text:p text:style-name="P18"><text:span text:style-name="T3"><text:s text:c="4"/></text:span></text:p>
      <text:list xml:id="list520237241" text:continue-numbering="true" text:style-name="WWNum1">
        <text:list-item>
          <text:list>
            <text:list-item>
              <text:list>
                <text:list-item>
                  <text:p text:style-name="P16"><text:bookmark-start text:name="_Toc23530_WPSOffice_Level3"/><text:span text:style-name="T3">2Kuoqi</text:span><text:bookmark-end text:name="_Toc23530_WPSOffice_Level3"/></text:p>
                </text:list-item>
                <text:list-item>
                  <text:p text:style-name="P16"><text:bookmark-start text:name="_Toc14278_WPSOffice_Level3"/><text:span text:style-name="T3">3Ark</text:span><text:bookmark-end text:name="_Toc14278_WPSOffice_Level3"/></text:p>
                </text:list-item>
                <text:list-item>
                  <text:p text:style-name="P16"><text:bookmark-start text:name="_Toc31495_WPSOffice_Level3"/><text:span text:style-name="T3">4Pinto</text:span><text:bookmark-end text:name="_Toc31495_WPSOffice_Level3"/></text:p>
                </text:list-item>
                <text:list-item>
                  <text:p text:style-name="P16"><text:bookmark-start text:name="_Toc32629_WPSOffice_Level3"/><text:span text:style-name="T3">5Uika</text:span><text:bookmark-end text:name="_Toc32629_WPSOffice_Level3"/></text:p>
                </text:list-item>
                <text:list-item>
                  <text:p text:style-name="P16"><text:bookmark-start text:name="_Toc20359_WPSOffice_Level3"/><text:span text:style-name="T3">6FreUn</text:span><text:bookmark-end text:name="_Toc20359_WPSOffice_Level3"/></text:p>
                </text:list-item>
              </text:list>
            </text:list-item>
            <text:list-item>
              <text:p text:style-name="P13"><text:bookmark-start text:name="_Toc27411_WPSOffice_Level2"/><text:span text:style-name="T3">游戏主要人物</text:span><text:bookmark-end text:name="_Toc27411_WPSOffice_Level2"/></text:p>
            </text:list-item>
          </text:list>
        </text:list-item>
        <text:list-item>
          <text:p text:style-name="P6"><text:bookmark-start text:name="_Toc27306_WPSOffice_Level1"/><text:span text:style-name="T3">游戏元素</text:span><text:bookmark-end text:name="_Toc27306_WPSOffice_Level1"/></text:p>
        </text:list-item>
        <text:list-item>
          <text:p text:style-name="P6"><text:bookmark-start text:name="_Toc8193_WPSOffice_Level1"/><text:span text:style-name="T3">2</text:span><text:bookmark-end text:name="_Toc8193_WPSOffice_Level1"/><text:span text:style-name="T3"><text:tab/></text:span></text:p>
        </text:list-item>
        <text:list-item>
          <text:p text:style-name="P6"><text:bookmark-start text:name="_Toc3169_WPSOffice_Level1"/><text:span text:style-name="T3">游戏玩法</text:span><text:bookmark-end text:name="_Toc3169_WPSOffice_Level1"/></text:p>
          <text:list>
            <text:list-item>
              <text:p text:style-name="P13"><text:bookmark-start text:name="_Toc11771_WPSOffice_Level2"/><text:span text:style-name="T3">职业</text:span><text:bookmark-end text:name="_Toc11771_WPSOffice_Level2"/></text:p>
              <text:list>
                <text:list-item>
                  <text:p text:style-name="P16"><text:span text:style-name="T3">职业主要分为三种,智者,游侠以及浪人,为主要的属性区分(力量,敏捷以及智慧)构成.在不同的职业里拥有不同特色的卡牌种类以及攻击方式,每种属性特点鲜明.</text:span></text:p>
                </text:list-item>
                <text:list-item>
                  <text:p text:style-name="P16"><text:span text:style-name="T3">智者</text:span></text:p>
                </text:list-item>
              </text:list>
            </text:list-item>
          </text:list>
        </text:list-item>
      </text:list>
      <text:p text:style-name="P18"><text:span text:style-name="T3"><text:s text:c="4"/>游戏中的高智慧群体,能灵活的运用元素操纵场面局势,通过元素能制造出强大的生命体进行控制并获取胜利.但自身相对脆弱.</text:span></text:p>
      <text:list xml:id="list993938916" text:continue-numbering="true" text:style-name="WWNum1">
        <text:list-item>
          <text:list>
            <text:list-item>
              <text:list>
                <text:list-item>
                  <text:p text:style-name="P16"><text:span text:style-name="T3">游侠</text:span></text:p>
                </text:list-item>
              </text:list>
            </text:list-item>
          </text:list>
        </text:list-item>
      </text:list>
      <text:p text:style-name="P18"><text:span text:style-name="T3"><text:s text:c="5"/>生存之王,天生的兽语者,能够灵活的穿梭在自然中,并通过生物之间的交流来是自己生存.强大的机动灵活性使敌人招架不住,作为动物的领导者可以灵活的操纵物种进行对战.</text:span></text:p>
      <text:list xml:id="list1776111212" text:continue-numbering="true" text:style-name="WWNum1">
        <text:list-item>
          <text:list>
            <text:list-item>
              <text:list>
                <text:list-item>
                  <text:p text:style-name="P16"><text:span text:style-name="T3">浪人</text:span></text:p>
                </text:list-item>
              </text:list>
            </text:list-item>
          </text:list>
        </text:list-item>
      </text:list>
      <text:p text:style-name="P7"><text:span text:style-name="T3"><text:s text:c="2"/><text:tab/><text:tab/><text:tab/><text:tab/>逃亡的群体,艰难在生存在大陆中,并在各种环境艰难的生存着,适合各种环境下生存着.</text:span></text:p>
      <text:p text:style-name="P5"/>
      <text:p text:style-name="P5"/>
      <text:p text:style-name="P28"><text:span text:style-name="T3"><text:s text:c="3"/></text:span></text:p>
      <text:list xml:id="list851003150" text:continue-numbering="true" text:style-name="WWNum1">
        <text:list-item>
          <text:list>
            <text:list-item>
              <text:p text:style-name="P13"><text:bookmark-start text:name="_Toc5913_WPSOffice_Level2"/><text:span text:style-name="T4">卡牌</text:span><text:bookmark-end text:name="_Toc5913_WPSOffice_Level2"/></text:p>
            </text:list-item>
          </text:list>
        </text:list-item>
      </text:list>
      <text:p text:style-name="P27"><text:span text:style-name="T3">为游戏主要的元素,玩家通过卡牌与敌人进行对抗，多种不同种类的卡片拥有自己的效果和属性,玩家在控制自己的职业和城池下对其进行加成。卡牌分为随从卡，元素卡以及特殊效果卡.不同职业或不同的区域拥有不同属性的卡牌.</text:span></text:p>
      <text:list xml:id="list341409396" text:continue-numbering="true" text:style-name="WWNum1">
        <text:list-item>
          <text:list>
            <text:list-item>
              <text:list>
                <text:list-item>
                  <text:p text:style-name="P16"><text:bookmark-start text:name="_Toc12141_WPSOffice_Level3"/><text:span text:style-name="T4">卡牌种类</text:span><text:bookmark-end text:name="_Toc12141_WPSOffice_Level3"/></text:p>
                </text:list-item>
              </text:list>
            </text:list-item>
          </text:list>
        </text:list-item>
      </text:list>
      <table:table table:name="表格1" table:style-name="表格1">
        <table:table-column table:style-name="表格1.A"/>
        <table:table-column table:style-name="表格1.B"/>
        <table:table-column table:style-name="表格1.C"/>
        <text:soft-page-break/>
        <table:table-row table:style-name="表格1.1">
          <table:table-cell table:style-name="表格1.A1" office:value-type="string">
            <text:p text:style-name="P8"/>
          </table:table-cell>
          <table:table-cell table:style-name="表格1.A1" office:value-type="string">
            <text:p text:style-name="P9"><text:span text:style-name="T6">解释</text:span></text:p>
          </table:table-cell>
          <table:table-cell table:style-name="表格1.A1" office:value-type="string">
            <text:p text:style-name="P8">SpecialEffect</text:p>
          </table:table-cell>
        </table:table-row>
        <table:table-row table:style-name="表格1.1">
          <table:table-cell table:style-name="表格1.A1" office:value-type="string">
            <text:p text:style-name="P9"><text:span text:style-name="T7">野兽</text:span></text:p>
          </table:table-cell>
          <table:table-cell table:style-name="表格1.A1" office:value-type="string">
            <text:p text:style-name="P8">生存在大陆中,忠实的伙伴</text:p>
          </table:table-cell>
          <table:table-cell table:style-name="表格1.A1" office:value-type="string">
            <text:p text:style-name="P8">忠诚,连击,隐藏,刺杀,</text:p>
          </table:table-cell>
        </table:table-row>
        <table:table-row table:style-name="表格1.1">
          <table:table-cell table:style-name="表格1.A1" office:value-type="string">
            <text:p text:style-name="P9"><text:span text:style-name="T6">元素</text:span></text:p>
          </table:table-cell>
          <table:table-cell table:style-name="表格1.A1" office:value-type="string">
            <text:p text:style-name="P8">生存核心,来源于st的能量并散聚开,来源于magic与特定的地点,大体分为四种元素，,相互可以融合</text:p>
          </table:table-cell>
          <table:table-cell table:style-name="表格1.A1" office:value-type="string">
            <text:p text:style-name="P8">(水火土雷),融合,冲击,扩散,自爆，环境,凝神</text:p>
          </table:table-cell>
        </table:table-row>
        <table:table-row table:style-name="表格1.1">
          <table:table-cell table:style-name="表格1.A1" office:value-type="string">
            <text:p text:style-name="P9"><text:span text:style-name="T6">陷阱</text:span></text:p>
          </table:table-cell>
          <table:table-cell table:style-name="表格1.A1" office:value-type="string">
            <text:p text:style-name="P8">生存的智慧,用于攻克强大生物的利器,出其不意,</text:p>
          </table:table-cell>
          <table:table-cell table:style-name="表格1.A1" office:value-type="string">
            <text:p text:style-name="P8">反转,</text:p>
          </table:table-cell>
        </table:table-row>
        <table:table-row table:style-name="表格1.1">
          <table:table-cell table:style-name="表格1.A1" office:value-type="string">
            <text:p text:style-name="P9"><text:span text:style-name="T6">诅咒</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人类</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环境</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药草</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机械</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飞行</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亡灵</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圣山</text:span></text:p>
          </table:table-cell>
          <table:table-cell table:style-name="表格1.A1" office:value-type="string">
            <text:p text:style-name="P8"/>
          </table:table-cell>
          <table:table-cell table:style-name="表格1.A1" office:value-type="string">
            <text:p text:style-name="P8"/>
          </table:table-cell>
        </table:table-row>
        <table:table-row table:style-name="表格1.1">
          <table:table-cell table:style-name="表格1.A1" office:value-type="string">
            <text:p text:style-name="P9"><text:span text:style-name="T6">Java</text:span></text:p>
          </table:table-cell>
          <table:table-cell table:style-name="表格1.A1" office:value-type="string">
            <text:p text:style-name="P8">增益性效果，用于worker挖掘速度</text:p>
          </table:table-cell>
          <table:table-cell table:style-name="表格1.A1" office:value-type="string">
            <text:p text:style-name="P8"/>
          </table:table-cell>
        </table:table-row>
        <table:table-row table:style-name="表格1.1">
          <table:table-cell table:style-name="表格1.A1" office:value-type="string">
            <text:p text:style-name="P9"><text:span text:style-name="T6">建筑</text:span></text:p>
          </table:table-cell>
          <table:table-cell table:style-name="表格1.A1" office:value-type="string">
            <text:p text:style-name="P8"/>
          </table:table-cell>
          <table:table-cell table:style-name="表格1.A1" office:value-type="string">
            <text:p text:style-name="P8"/>
          </table:table-cell>
        </table:table-row>
      </table:table>
      <text:p text:style-name="P20"/>
      <text:p text:style-name="P20"/>
      <text:list xml:id="list1911453801" text:continue-numbering="true" text:style-name="WWNum1">
        <text:list-item>
          <text:list>
            <text:list-item>
              <text:list>
                <text:list-item>
                  <text:p text:style-name="P16"><text:bookmark-start text:name="_Toc9946_WPSOffice_Level3"/><text:span text:style-name="T4">卡牌效果</text:span><text:bookmark-end text:name="_Toc9946_WPSOffice_Level3"/></text:p>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8"/>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仇恨</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间谍</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背叛</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扩散</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指令</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冤魂</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连击</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魅惑</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恐惧</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计划</text:span></text:p>
          </table:table-cell>
          <table:table-cell table:style-name="表格2.A1" office:value-type="string">
            <text:p text:style-name="P8"/>
          </table:table-cell>
          <table:table-cell table:style-name="表格2.A1" office:value-type="string">
            <text:p text:style-name="P8"/>
          </table:table-cell>
        </table:table-row>
        <text:soft-page-break/>
        <table:table-row table:style-name="表格2.1">
          <table:table-cell table:style-name="表格2.A1" office:value-type="string">
            <text:p text:style-name="P9"><text:span text:style-name="T6">弃牌</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 office:value-type="string">
            <text:p text:style-name="P9"><text:span text:style-name="T6">集中</text:span></text:p>
          </table:table-cell>
          <table:table-cell table:style-name="表格2.A1" office:value-type="string">
            <text:p text:style-name="P8"/>
          </table:table-cell>
          <table:table-cell table:style-name="表格2.A1" office:value-type="string">
            <text:p text:style-name="P8"/>
          </table:table-cell>
        </table:table-row>
        <table:table-row table:style-name="表格2.1">
          <table:table-cell table:style-name="表格2.A14" office:value-type="string">
            <text:p text:style-name="P9">忠诚</text:p>
          </table:table-cell>
          <table:table-cell table:style-name="表格2.A14" office:value-type="string">
            <text:p text:style-name="P8"/>
          </table:table-cell>
          <table:table-cell table:style-name="表格2.A14" office:value-type="string">
            <text:p text:style-name="P8"/>
          </table:table-cell>
        </table:table-row>
      </table:table>
      <text:p text:style-name="P20"/>
      <text:p text:style-name="P26"/>
      <text:list xml:id="list1368714300" text:continue-numbering="true" text:style-name="WWNum1">
        <text:list-item>
          <text:list>
            <text:list-item>
              <text:p text:style-name="P13"><text:bookmark-start text:name="_Toc29161_WPSOffice_Level2"/><text:span text:style-name="T3">城堡</text:span><text:bookmark-end text:name="_Toc29161_WPSOffice_Level2"/></text:p>
            </text:list-item>
          </text:list>
        </text:list-item>
      </text:list>
      <text:p text:style-name="P28"><text:span text:style-name="T3"><text:s text:c="2"/>为游戏中核心的元素之一,游戏中作为核心城堡,玩家需要保护城堡不被敌人击破,城堡提供工人为玩家提供行动点数并召唤随从和效果拍.城堡为特定的随从提供一定的属性加成,当城堡破坏被摧毁时则游戏结束,而玩家被击败时,城堡仍然存在卡牌被摧毁.玩家依然可以根据城堡的前置效果来游戏。</text:span></text:p>
      <text:list xml:id="list2056453449" text:continue-numbering="true" text:style-name="WWNum1">
        <text:list-item>
          <text:list>
            <text:list-item>
              <text:p text:style-name="P14"/>
            </text:list-item>
          </text:list>
        </text:list-item>
        <text:list-item>
          <text:p text:style-name="P6"><text:bookmark-start text:name="_Toc22209_WPSOffice_Level1"/><text:span text:style-name="T3">系统功能</text:span><text:bookmark-end text:name="_Toc22209_WPSOffice_Level1"/></text:p>
        </text:list-item>
        <text:list-item>
          <text:p text:style-name="P6"><text:bookmark-start text:name="_Toc27411_WPSOffice_Level1"/><text:span text:style-name="T3">游戏剧情</text:span><text:bookmark-end text:name="_Toc27411_WPSOffice_Level1"/></text:p>
          <text:list>
            <text:list-item>
              <text:p text:style-name="P13"><text:bookmark-start text:name="_Toc23530_WPSOffice_Level2"/><text:span text:style-name="T3">简述</text:span><text:bookmark-end text:name="_Toc23530_WPSOffice_Level2"/></text:p>
            </text:list-item>
            <text:list-item>
              <text:p text:style-name="P13"><text:bookmark-start text:name="_Toc14278_WPSOffice_Level2"/><text:span text:style-name="T3">游戏主线</text:span><text:bookmark-end text:name="_Toc14278_WPSOffice_Level2"/></text:p>
            </text:list-item>
            <text:list-item>
              <text:p text:style-name="P13"><text:bookmark-start text:name="_Toc31495_WPSOffice_Level2"/><text:span text:style-name="T3">游戏支线</text:span><text:bookmark-end text:name="_Toc31495_WPSOffice_Level2"/></text:p>
            </text:list-item>
          </text:list>
        </text:list-item>
      </text:list>
      <text:p text:style-name="P5"/>
      <text:p text:style-name="P5"/>
      <text:p text:style-name="Standard"><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宋体1" svg:font-family="宋体" style:font-family-generic="system" style:font-pitch="variable"/>
    <style:font-face style:name="微软雅黑1"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pt" fo:language="en" fo:country="US" style:font-name-asian="Arial Unicode MS"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font-name="Calibri" fo:font-size="10.5pt" fo:language="en" fo:country="US" style:letter-kerning="true" style:font-size-asian="10.5pt" style:language-asian="zh" style:country-asian="CN" style:font-name-complex="F"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PSOffice手动目录_20_1" style:display-name="WPSOffice手动目录 1" style:family="paragraph" style:default-outline-level="" style:list-style-name="">
      <style:paragraph-properties fo:orphans="2" fo:widows="2" style:writing-mode="lr-tb"/>
      <style:text-properties style:use-window-font-color="true" fo:font-size="10pt" style:font-size-asian="10pt" style:font-size-complex="10pt"/>
    </style:style>
    <style:style style:name="WPSOffice手动目录_20_2" style:display-name="WPSOffice手动目录 2" style:family="paragraph" style:default-outline-level="" style:list-style-name="">
      <style:paragraph-properties fo:orphans="2" fo:widows="2" style:writing-mode="lr-tb"/>
      <style:text-properties style:use-window-font-color="true" fo:font-size="10pt" style:font-size-asian="10pt" style:font-size-complex="10pt"/>
    </style:style>
    <style:style style:name="WPSOffice手动目录_20_3" style:display-name="WPSOffice手动目录 3" style:family="paragraph" style:default-outline-level="" style:list-style-name="">
      <style:paragraph-properties fo:orphans="2" fo:widows="2" style:writing-mode="lr-tb"/>
      <style:text-properties style:use-window-font-color="true" fo:font-size="10pt" style:font-size-asian="10pt"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5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0T03:10:00</meta:creation-date>
    <meta:initial-creator>布鲁克林叔叔</meta:initial-creator>
    <dc:date>2018-11-11T12:54:43</dc:date>
    <meta:editing-cycles>1</meta:editing-cycles>
    <meta:editing-duration>PT33S</meta:editing-duration>
    <meta:generator>OpenOffice/4.1.5$Unix OpenOffice.org_project/415m1$Build-9789</meta:generator>
    <meta:document-statistic meta:table-count="2" meta:image-count="0" meta:object-count="0" meta:page-count="6" meta:paragraph-count="134" meta:word-count="2303" meta:character-count="2664"/>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